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45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642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7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ye_resul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7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4"/>
        </table:table-row>
        <table:table-row table:style-name="ro2">
          <table:table-cell office:value-type="string" calcext:value-type="string">
            <text:p>Eye_disorder_1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1611" calcext:value-type="percentage">
            <text:p>16,11%</text:p>
          </table:table-cell>
          <table:table-cell office:value-type="percentage" office:value="0.1022" calcext:value-type="percentage">
            <text:p>10,22%</text:p>
          </table:table-cell>
          <table:table-cell/>
          <table:table-cell office:value-type="string" calcext:value-type="string">
            <text:p>Eye_depik_1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Eye_emd_1</text:p>
          </table:table-cell>
          <table:table-cell office:value-type="percentage" office:value="0.4067" calcext:value-type="percentage">
            <text:p>40,67%</text:p>
          </table:table-cell>
          <table:table-cell table:number-columns-repeated="3" office:value-type="percentage" office:value="0.4122" calcext:value-type="percentage">
            <text:p>41,22%</text:p>
          </table:table-cell>
          <table:table-cell office:value-type="percentage" office:value="0.3911" calcext:value-type="percentage">
            <text:p>39,1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0444" calcext:value-type="percentage">
            <text:p>4,44%</text:p>
          </table:table-cell>
          <table:table-cell/>
          <table:table-cell office:value-type="string" calcext:value-type="string">
            <text:p>Eye_depik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Eye_emd_2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3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Eye_depik_3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89" calcext:value-type="percentage">
            <text:p>25,89%</text:p>
          </table:table-cell>
          <table:table-cell office:value-type="percentage" office:value="0.2278" calcext:value-type="percentage">
            <text:p>22,78%</text:p>
          </table:table-cell>
          <table:table-cell/>
          <table:table-cell office:value-type="string" calcext:value-type="string">
            <text:p>Eye_emd_3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4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Eye_depik_4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Eye_emd_4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5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Eye_depik_5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233" calcext:value-type="percentage">
            <text:p>32,33%</text:p>
          </table:table-cell>
          <table:table-cell/>
          <table:table-cell office:value-type="string" calcext:value-type="string">
            <text:p>Eye_emd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6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78" calcext:value-type="percentage">
            <text:p>22,78%</text:p>
          </table:table-cell>
          <table:table-cell/>
          <table:table-cell office:value-type="string" calcext:value-type="string">
            <text:p>Eye_depik_6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Eye_emd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7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Eye_depik_7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1978" calcext:value-type="percentage">
            <text:p>19,78%</text:p>
          </table:table-cell>
          <table:table-cell/>
          <table:table-cell office:value-type="string" calcext:value-type="string">
            <text:p>Eye_emd_7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211" calcext:value-type="percentage">
            <text:p>22,11%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1844" calcext:value-type="percentage">
            <text:p>18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8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0956" calcext:value-type="percentage">
            <text:p>9,56%</text:p>
          </table:table-cell>
          <table:table-cell/>
          <table:table-cell office:value-type="string" calcext:value-type="string">
            <text:p>Eye_depik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string" calcext:value-type="string">
            <text:p>Eye_emd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9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Eye_depik_9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2511" calcext:value-type="percentage">
            <text:p>25,11%</text:p>
          </table:table-cell>
          <table:table-cell/>
          <table:table-cell office:value-type="string" calcext:value-type="string">
            <text:p>Eye_emd_9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10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Eye_depik_10</text:p>
          </table:table-cell>
          <table:table-cell table:number-columns-repeated="2" office:value-type="percentage" office:value="0.2367" calcext:value-type="percentage">
            <text:p>23,67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878" calcext:value-type="percentage">
            <text:p>18,78%</text:p>
          </table:table-cell>
          <table:table-cell/>
          <table:table-cell office:value-type="string" calcext:value-type="string">
            <text:p>Eye_emd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2:.B11])" office:value-type="percentage" office:value="0.09534" calcext:value-type="percentage">
            <text:p>9,53%</text:p>
          </table:table-cell>
          <table:table-cell table:style-name="ce1" table:formula="of:=AVERAGE([.C2:.C11])" office:value-type="percentage" office:value="0.17756" calcext:value-type="percentage">
            <text:p>17,76%</text:p>
          </table:table-cell>
          <table:table-cell table:style-name="ce1" table:formula="of:=AVERAGE([.D2:.D11])" office:value-type="percentage" office:value="0.14143" calcext:value-type="percentage">
            <text:p>14,14%</text:p>
          </table:table-cell>
          <table:table-cell table:style-name="ce1" table:formula="of:=AVERAGE([.E2:.E11])" office:value-type="percentage" office:value="0.08668" calcext:value-type="percentage">
            <text:p>8,67%</text:p>
          </table:table-cell>
          <table:table-cell table:style-name="ce1" table:number-columns-repeated="2"/>
          <table:table-cell table:style-name="ce1" table:formula="of:=AVERAGE([.H2:.H11])" office:value-type="percentage" office:value="0.29455" calcext:value-type="percentage">
            <text:p>29,46%</text:p>
          </table:table-cell>
          <table:table-cell table:style-name="ce1" table:formula="of:=AVERAGE([.I2:.I11])" office:value-type="percentage" office:value="0.25489" calcext:value-type="percentage">
            <text:p>25,49%</text:p>
          </table:table-cell>
          <table:table-cell table:style-name="ce1" table:formula="of:=AVERAGE([.J2:.J11])" office:value-type="percentage" office:value="0.27956" calcext:value-type="percentage">
            <text:p>27,96%</text:p>
          </table:table-cell>
          <table:table-cell table:style-name="ce1" table:formula="of:=AVERAGE([.K2:.K11])" office:value-type="percentage" office:value="0.23779" calcext:value-type="percentage">
            <text:p>23,78%</text:p>
          </table:table-cell>
          <table:table-cell table:style-name="ce1" table:number-columns-repeated="2"/>
          <table:table-cell table:style-name="ce1" table:formula="of:=AVERAGE([.N2:.N11])" office:value-type="percentage" office:value="0.31768" calcext:value-type="percentage">
            <text:p>31,77%</text:p>
          </table:table-cell>
          <table:table-cell table:style-name="ce1" table:formula="of:=AVERAGE([.O2:.O11])" office:value-type="percentage" office:value="0.29444" calcext:value-type="percentage">
            <text:p>29,44%</text:p>
          </table:table-cell>
          <table:table-cell table:style-name="ce1" table:formula="of:=AVERAGE([.P2:.P11])" office:value-type="percentage" office:value="0.25678" calcext:value-type="percentage">
            <text:p>25,68%</text:p>
          </table:table-cell>
          <table:table-cell table:style-name="ce1" table:formula="of:=AVERAGE([.Q2:.Q11])" office:value-type="percentage" office:value="0.25876" calcext:value-type="percentage">
            <text:p>25,88%</text:p>
          </table:table-cell>
          <table:table-cell table:style-name="ce1" table:formula="of:=AVERAGE([.R2:.R11])" office:value-type="percentage" office:value="0.2249" calcext:value-type="percentage">
            <text:p>22,49%</text:p>
          </table:table-cell>
          <table:table-cell table:style-name="ce1" table:number-columns-repeated="16364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1</text:p>
          </table:table-cell>
          <table:table-cell office:value-type="percentage" office:value="0.3867" calcext:value-type="percentage">
            <text:p>38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string" calcext:value-type="string">
            <text:p>Eye_tadaf_1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3678" calcext:value-type="percentage">
            <text:p>36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Eye_tadepy_1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2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Eye_tadaf_2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Eye_tadepy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3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67" calcext:value-type="percentage">
            <text:p>45,67%</text:p>
          </table:table-cell>
          <table:table-cell/>
          <table:table-cell office:value-type="string" calcext:value-type="string">
            <text:p>Eye_tadaf_3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Eye_tadepy_3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Eye_tadaf_4</text:p>
          </table:table-cell>
          <table:table-cell office:value-type="percentage" office:value="0.2856" calcext:value-type="percentage">
            <text:p>28,56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211" calcext:value-type="percentage">
            <text:p>22,11%</text:p>
          </table:table-cell>
          <table:table-cell/>
          <table:table-cell office:value-type="string" calcext:value-type="string">
            <text:p>Eye_tadepy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5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Eye_tadaf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578" calcext:value-type="percentage">
            <text:p>25,78%</text:p>
          </table:table-cell>
          <table:table-cell/>
          <table:table-cell office:value-type="string" calcext:value-type="string">
            <text:p>Eye_tadepy_5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Eye_tadaf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Eye_tadepy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244" calcext:value-type="percentage">
            <text:p>22,44%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7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Eye_tadaf_7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Eye_tadepy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8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967" calcext:value-type="percentage">
            <text:p>49,67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Eye_tadaf_8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/>
          <table:table-cell office:value-type="string" calcext:value-type="string">
            <text:p>Eye_tadepy_8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244" calcext:value-type="percentage">
            <text:p>12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9</text:p>
          </table:table-cell>
          <table:table-cell table:number-columns-repeated="2" office:value-type="percentage" office:value="0.4433" calcext:value-type="percentage">
            <text:p>44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string" calcext:value-type="string">
            <text:p>Eye_tadaf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Eye_tadepy_9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Eye_tadaf_10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6" calcext:value-type="percentage">
            <text:p>22,56%</text:p>
          </table:table-cell>
          <table:table-cell/>
          <table:table-cell office:value-type="string" calcext:value-type="string">
            <text:p>Eye_tadepy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16:.B25])" office:value-type="percentage" office:value="0.40301" calcext:value-type="percentage">
            <text:p>40,30%</text:p>
          </table:table-cell>
          <table:table-cell table:style-name="ce1" table:formula="of:=AVERAGE([.C16:.C25])" office:value-type="percentage" office:value="0.31499" calcext:value-type="percentage">
            <text:p>31,50%</text:p>
          </table:table-cell>
          <table:table-cell table:style-name="ce1" table:formula="of:=AVERAGE([.D16:.D25])" office:value-type="percentage" office:value="0.37334" calcext:value-type="percentage">
            <text:p>37,33%</text:p>
          </table:table-cell>
          <table:table-cell table:style-name="ce1" table:formula="of:=AVERAGE([.E16:.E25])" office:value-type="percentage" office:value="0.26634" calcext:value-type="percentage">
            <text:p>26,63%</text:p>
          </table:table-cell>
          <table:table-cell/>
          <table:table-cell table:style-name="ce1"/>
          <table:table-cell table:style-name="ce1" table:formula="of:=AVERAGE([.H16:.H25])" office:value-type="percentage" office:value="0.27067" calcext:value-type="percentage">
            <text:p>27,07%</text:p>
          </table:table-cell>
          <table:table-cell table:style-name="ce1" table:formula="of:=AVERAGE([.I16:.I25])" office:value-type="percentage" office:value="0.24323" calcext:value-type="percentage">
            <text:p>24,32%</text:p>
          </table:table-cell>
          <table:table-cell table:style-name="ce1" table:formula="of:=AVERAGE([.J16:.J25])" office:value-type="percentage" office:value="0.2559" calcext:value-type="percentage">
            <text:p>25,59%</text:p>
          </table:table-cell>
          <table:table-cell table:style-name="ce1" table:formula="of:=AVERAGE([.K16:.K25])" office:value-type="percentage" office:value="0.19935" calcext:value-type="percentage">
            <text:p>19,94%</text:p>
          </table:table-cell>
          <table:table-cell/>
          <table:table-cell table:style-name="ce1"/>
          <table:table-cell table:style-name="ce1" table:formula="of:=AVERAGE([.N16:.N25])" office:value-type="percentage" office:value="0.3079" calcext:value-type="percentage">
            <text:p>30,79%</text:p>
          </table:table-cell>
          <table:table-cell table:style-name="ce1" table:formula="of:=AVERAGE([.O16:.O25])" office:value-type="percentage" office:value="0.273" calcext:value-type="percentage">
            <text:p>27,30%</text:p>
          </table:table-cell>
          <table:table-cell table:style-name="ce1" table:formula="of:=AVERAGE([.P16:.P25])" office:value-type="percentage" office:value="0.23422" calcext:value-type="percentage">
            <text:p>23,42%</text:p>
          </table:table-cell>
          <table:table-cell table:style-name="ce1" table:formula="of:=AVERAGE([.Q16:.Q25])" office:value-type="percentage" office:value="0.24433" calcext:value-type="percentage">
            <text:p>24,43%</text:p>
          </table:table-cell>
          <table:table-cell table:style-name="ce1" table:formula="of:=AVERAGE([.R16:.R25])" office:value-type="percentage" office:value="0.19688" calcext:value-type="percentage">
            <text:p>19,69%</text:p>
          </table:table-cell>
          <table:table-cell table:number-columns-repeated="16364"/>
        </table:table-row>
        <table:table-row table:style-name="ro2" table:number-rows-repeated="104854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heart_results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6"/>
        </table:table-row>
        <table:table-row table:style-name="ro2">
          <table:table-cell office:value-type="string" calcext:value-type="string">
            <text:p>heart_disorder_1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315" calcext:value-type="percentage">
            <text:p>13,15%</text:p>
          </table:table-cell>
          <table:table-cell/>
          <table:table-cell office:value-type="string" calcext:value-type="string">
            <text:p>heart_depik_1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1315" calcext:value-type="percentage">
            <text:p>13,15%</text:p>
          </table:table-cell>
          <table:table-cell/>
          <table:table-cell office:value-type="string" calcext:value-type="string">
            <text:p>heart_emd_1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259" calcext:value-type="percentage">
            <text:p>12,59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2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eart_depik_2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heart_emd_2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1426" calcext:value-type="percentage">
            <text:p>14,26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13" calcext:value-type="percentage">
            <text:p>11,30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3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63" calcext:value-type="percentage">
            <text:p>24,63%</text:p>
          </table:table-cell>
          <table:table-cell/>
          <table:table-cell office:value-type="string" calcext:value-type="string">
            <text:p>heart_depik_3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759" calcext:value-type="percentage">
            <text:p>17,59%</text:p>
          </table:table-cell>
          <table:table-cell/>
          <table:table-cell office:value-type="string" calcext:value-type="string">
            <text:p>heart_emd_3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2481" calcext:value-type="percentage">
            <text:p>24,81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4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352" calcext:value-type="percentage">
            <text:p>23,52%</text:p>
          </table:table-cell>
          <table:table-cell/>
          <table:table-cell office:value-type="string" calcext:value-type="string">
            <text:p>heart_depik_4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heart_emd_4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5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52" calcext:value-type="percentage">
            <text:p>8,52%</text:p>
          </table:table-cell>
          <table:table-cell/>
          <table:table-cell office:value-type="string" calcext:value-type="string">
            <text:p>heart_depik_5</text:p>
          </table:table-cell>
          <table:table-cell office:value-type="percentage" office:value="0.213" calcext:value-type="percentage">
            <text:p>21,30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037" calcext:value-type="percentage">
            <text:p>0,37%</text:p>
          </table:table-cell>
          <table:table-cell/>
          <table:table-cell office:value-type="string" calcext:value-type="string">
            <text:p>heart_emd_5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722" calcext:value-type="percentage">
            <text:p>7,22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6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259" calcext:value-type="percentage">
            <text:p>22,59%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_depik_6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685" calcext:value-type="percentage">
            <text:p>16,85%</text:p>
          </table:table-cell>
          <table:table-cell/>
          <table:table-cell office:value-type="string" calcext:value-type="string">
            <text:p>heart_emd_6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7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426" calcext:value-type="percentage">
            <text:p>14,26%</text:p>
          </table:table-cell>
          <table:table-cell/>
          <table:table-cell office:value-type="string" calcext:value-type="string">
            <text:p>heart_depik_7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_emd_7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85" calcext:value-type="percentage">
            <text:p>16,85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8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556" calcext:value-type="percentage">
            <text:p>25,56%</text:p>
          </table:table-cell>
          <table:table-cell/>
          <table:table-cell office:value-type="string" calcext:value-type="string">
            <text:p>heart_depik_8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96" calcext:value-type="percentage">
            <text:p>27,96%</text:p>
          </table:table-cell>
          <table:table-cell/>
          <table:table-cell office:value-type="string" calcext:value-type="string">
            <text:p>heart_emd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2611" calcext:value-type="percentage">
            <text:p>26,11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9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eart_depik_9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heart_emd_9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disorder_10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063" calcext:value-type="percentage">
            <text:p>20,63%</text:p>
          </table:table-cell>
          <table:table-cell/>
          <table:table-cell office:value-type="string" calcext:value-type="string">
            <text:p>heart_depik_10</text:p>
          </table:table-cell>
          <table:table-cell office:value-type="percentage" office:value="0.4463" calcext:value-type="percentage">
            <text:p>44,63%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heart_emd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" table:formula="of:=AVERAGE([.B2:.B11])" office:value-type="percentage" office:value="0.29258" calcext:value-type="percentage">
            <text:p>29,26%</text:p>
          </table:table-cell>
          <table:table-cell table:style-name="ce1" table:formula="of:=AVERAGE([.C2:.C11])" office:value-type="percentage" office:value="0.21258" calcext:value-type="percentage">
            <text:p>21,26%</text:p>
          </table:table-cell>
          <table:table-cell table:style-name="ce1" table:formula="of:=AVERAGE([.D2:.D11])" office:value-type="percentage" office:value="0.22092" calcext:value-type="percentage">
            <text:p>22,09%</text:p>
          </table:table-cell>
          <table:table-cell table:style-name="ce1" table:formula="of:=AVERAGE([.E2:.E11])" office:value-type="percentage" office:value="0.18953" calcext:value-type="percentage">
            <text:p>18,95%</text:p>
          </table:table-cell>
          <table:table-cell table:style-name="ce1" table:number-columns-repeated="2"/>
          <table:table-cell table:style-name="ce1" table:formula="of:=AVERAGE([.H2:.H11])" office:value-type="percentage" office:value="0.31611" calcext:value-type="percentage">
            <text:p>31,61%</text:p>
          </table:table-cell>
          <table:table-cell table:style-name="ce1" table:formula="of:=AVERAGE([.I2:.I11])" office:value-type="percentage" office:value="0.20167" calcext:value-type="percentage">
            <text:p>20,17%</text:p>
          </table:table-cell>
          <table:table-cell table:style-name="ce1" table:formula="of:=AVERAGE([.J2:.J11])" office:value-type="percentage" office:value="0.20481" calcext:value-type="percentage">
            <text:p>20,48%</text:p>
          </table:table-cell>
          <table:table-cell table:style-name="ce1" table:formula="of:=AVERAGE([.K2:.K11])" office:value-type="percentage" office:value="0.20017" calcext:value-type="percentage">
            <text:p>20,02%</text:p>
          </table:table-cell>
          <table:table-cell table:style-name="ce1" table:number-columns-repeated="2"/>
          <table:table-cell table:style-name="ce1" table:formula="of:=AVERAGE([.N2:.N11])" office:value-type="percentage" office:value="0.24019" calcext:value-type="percentage">
            <text:p>24,02%</text:p>
          </table:table-cell>
          <table:table-cell table:style-name="ce1" table:formula="of:=AVERAGE([.O2:.O11])" office:value-type="percentage" office:value="0.32981" calcext:value-type="percentage">
            <text:p>32,98%</text:p>
          </table:table-cell>
          <table:table-cell table:style-name="ce1" table:formula="of:=AVERAGE([.P2:.P11])" office:value-type="percentage" office:value="0.19168" calcext:value-type="percentage">
            <text:p>19,17%</text:p>
          </table:table-cell>
          <table:table-cell table:style-name="ce1" table:formula="of:=AVERAGE([.Q2:.Q11])" office:value-type="percentage" office:value="0.22017" calcext:value-type="percentage">
            <text:p>22,02%</text:p>
          </table:table-cell>
          <table:table-cell table:style-name="ce1" table:formula="of:=AVERAGE([.R2:.R11])" office:value-type="percentage" office:value="0.19055" calcext:value-type="percentage">
            <text:p>19,06%</text:p>
          </table:table-cell>
          <table:table-cell table:style-name="ce1" table:number-columns-repeated="16366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1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heart_tadaf_1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heart_tadepy_1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648" calcext:value-type="percentage">
            <text:p>6,48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2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eart_tadaf_2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1611" calcext:value-type="percentage">
            <text:p>16,1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163" calcext:value-type="percentage">
            <text:p>16,30%</text:p>
          </table:table-cell>
          <table:table-cell/>
          <table:table-cell office:value-type="string" calcext:value-type="string">
            <text:p>heart_tadepy_2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137" calcext:value-type="percentage">
            <text:p>13,70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3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204" calcext:value-type="percentage">
            <text:p>22,04%</text:p>
          </table:table-cell>
          <table:table-cell/>
          <table:table-cell office:value-type="string" calcext:value-type="string">
            <text:p>heart_tadaf_3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315" calcext:value-type="percentage">
            <text:p>23,15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741" calcext:value-type="percentage">
            <text:p>17,41%</text:p>
          </table:table-cell>
          <table:table-cell/>
          <table:table-cell office:value-type="string" calcext:value-type="string">
            <text:p>heart_tadepy_3</text:p>
          </table:table-cell>
          <table:table-cell office:value-type="percentage" office:value="0.2537" calcext:value-type="percentage">
            <text:p>25,37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722" calcext:value-type="percentage">
            <text:p>17,22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4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852" calcext:value-type="percentage">
            <text:p>28,52%</text:p>
          </table:table-cell>
          <table:table-cell/>
          <table:table-cell office:value-type="string" calcext:value-type="string">
            <text:p>heart_tadaf_4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241" calcext:value-type="percentage">
            <text:p>22,41%</text:p>
          </table:table-cell>
          <table:table-cell/>
          <table:table-cell office:value-type="string" calcext:value-type="string">
            <text:p>heart_tadepy_4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5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111" calcext:value-type="percentage">
            <text:p>1,11%</text:p>
          </table:table-cell>
          <table:table-cell/>
          <table:table-cell office:value-type="string" calcext:value-type="string">
            <text:p>heart_tadaf_5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heart_tadepy_5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907" calcext:value-type="percentage">
            <text:p>19,07%</text:p>
          </table:table-cell>
          <table:table-cell/>
          <table:table-cell office:value-type="string" calcext:value-type="string">
            <text:p>heart_tadaf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7" calcext:value-type="percentage">
            <text:p>18,70%</text:p>
          </table:table-cell>
          <table:table-cell/>
          <table:table-cell office:value-type="string" calcext:value-type="string">
            <text:p>heart_tadepy_6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96" calcext:value-type="percentage">
            <text:p>17,96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7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heart_tadaf_7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685" calcext:value-type="percentage">
            <text:p>16,85%</text:p>
          </table:table-cell>
          <table:table-cell/>
          <table:table-cell office:value-type="string" calcext:value-type="string">
            <text:p>heart_tadepy_7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037" calcext:value-type="percentage">
            <text:p>20,37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8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815" calcext:value-type="percentage">
            <text:p>28,15%</text:p>
          </table:table-cell>
          <table:table-cell/>
          <table:table-cell office:value-type="string" calcext:value-type="string">
            <text:p>heart_tadaf_8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epy_8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2741" calcext:value-type="percentage">
            <text:p>27,41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296" calcext:value-type="percentage">
            <text:p>32,96%</text:p>
          </table:table-cell>
          <table:table-cell/>
          <table:table-cell office:value-type="string" calcext:value-type="string">
            <text:p>heart_tadaf_9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574" calcext:value-type="percentage">
            <text:p>25,74%</text:p>
          </table:table-cell>
          <table:table-cell/>
          <table:table-cell office:value-type="string" calcext:value-type="string">
            <text:p>heart_tadepy_9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heart_noitiki_10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heart_tadaf_10</text:p>
          </table:table-cell>
          <table:table-cell office:value-type="percentage" office:value="0.3907" calcext:value-type="percentage">
            <text:p>39,0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741" calcext:value-type="percentage">
            <text:p>27,41%</text:p>
          </table:table-cell>
          <table:table-cell/>
          <table:table-cell office:value-type="string" calcext:value-type="string">
            <text:p>heart_tadepy_10</text:p>
          </table:table-cell>
          <table:table-cell office:value-type="percentage" office:value="0.4259" calcext:value-type="percentage">
            <text:p>42,59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2611" calcext:value-type="percentage">
            <text:p>26,11%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" table:formula="of:=AVERAGE([.B16:.B25])" office:value-type="percentage" office:value="0.3113" calcext:value-type="percentage">
            <text:p>31,13%</text:p>
          </table:table-cell>
          <table:table-cell table:style-name="ce1" table:formula="of:=AVERAGE([.C16:.C25])" office:value-type="percentage" office:value="0.2089" calcext:value-type="percentage">
            <text:p>20,89%</text:p>
          </table:table-cell>
          <table:table-cell table:style-name="ce1" table:formula="of:=AVERAGE([.D16:.D25])" office:value-type="percentage" office:value="0.24982" calcext:value-type="percentage">
            <text:p>24,98%</text:p>
          </table:table-cell>
          <table:table-cell table:style-name="ce1" table:formula="of:=AVERAGE([.E16:.E25])" office:value-type="percentage" office:value="0.19611" calcext:value-type="percentage">
            <text:p>19,61%</text:p>
          </table:table-cell>
          <table:table-cell/>
          <table:table-cell table:style-name="ce1"/>
          <table:table-cell table:style-name="ce1" table:formula="of:=AVERAGE([.H16:.H25])" office:value-type="percentage" office:value="0.32313" calcext:value-type="percentage">
            <text:p>32,31%</text:p>
          </table:table-cell>
          <table:table-cell table:style-name="ce1" table:formula="of:=AVERAGE([.I16:.I25])" office:value-type="percentage" office:value="0.20611" calcext:value-type="percentage">
            <text:p>20,61%</text:p>
          </table:table-cell>
          <table:table-cell table:style-name="ce1" table:formula="of:=AVERAGE([.J16:.J25])" office:value-type="percentage" office:value="0.23186" calcext:value-type="percentage">
            <text:p>23,19%</text:p>
          </table:table-cell>
          <table:table-cell table:style-name="ce1" table:formula="of:=AVERAGE([.K16:.K25])" office:value-type="percentage" office:value="0.19834" calcext:value-type="percentage">
            <text:p>19,83%</text:p>
          </table:table-cell>
          <table:table-cell/>
          <table:table-cell table:style-name="ce1"/>
          <table:table-cell table:style-name="ce1" table:formula="of:=AVERAGE([.N16:.N25])" office:value-type="percentage" office:value="0.26296" calcext:value-type="percentage">
            <text:p>26,30%</text:p>
          </table:table-cell>
          <table:table-cell table:style-name="ce1" table:formula="of:=AVERAGE([.O16:.O25])" office:value-type="percentage" office:value="0.34113" calcext:value-type="percentage">
            <text:p>34,11%</text:p>
          </table:table-cell>
          <table:table-cell table:style-name="ce1" table:formula="of:=AVERAGE([.P16:.P25])" office:value-type="percentage" office:value="0.21111" calcext:value-type="percentage">
            <text:p>21,11%</text:p>
          </table:table-cell>
          <table:table-cell table:style-name="ce1" table:formula="of:=AVERAGE([.Q16:.Q25])" office:value-type="percentage" office:value="0.26686" calcext:value-type="percentage">
            <text:p>26,69%</text:p>
          </table:table-cell>
          <table:table-cell table:style-name="ce1" table:formula="of:=AVERAGE([.R16:.R25])" office:value-type="percentage" office:value="0.19888" calcext:value-type="percentage">
            <text:p>19,89%</text:p>
          </table:table-cell>
          <table:table-cell table:number-columns-repeated="16366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ame_results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3" table:number-columns-repeated="16367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4"/>
        </table:table-row>
        <table:table-row table:style-name="ro2">
          <table:table-cell office:value-type="string" calcext:value-type="string">
            <text:p>game_disorder_1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946" calcext:value-type="percentage">
            <text:p>19,46%</text:p>
          </table:table-cell>
          <table:table-cell office:value-type="percentage" office:value="0.1488" calcext:value-type="percentage">
            <text:p>14,88%</text:p>
          </table:table-cell>
          <table:table-cell/>
          <table:table-cell office:value-type="string" calcext:value-type="string">
            <text:p>game_depik_1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636" calcext:value-type="percentage">
            <text:p>16,36%</text:p>
          </table:table-cell>
          <table:table-cell office:value-type="percentage" office:value="0.1202" calcext:value-type="percentage">
            <text:p>12,02%</text:p>
          </table:table-cell>
          <table:table-cell/>
          <table:table-cell office:value-type="string" calcext:value-type="string">
            <text:p>game_emd_1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2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game_depik_2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2845" calcext:value-type="percentage">
            <text:p>28,45%</text:p>
          </table:table-cell>
          <table:table-cell/>
          <table:table-cell office:value-type="string" calcext:value-type="string">
            <text:p>game_emd_2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023" calcext:value-type="percentage">
            <text:p>30,23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76" calcext:value-type="percentage">
            <text:p>27,6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3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039" calcext:value-type="percentage">
            <text:p>10,39%</text:p>
          </table:table-cell>
          <table:table-cell/>
          <table:table-cell office:value-type="string" calcext:value-type="string">
            <text:p>game_depik_3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game_emd_3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4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game_depik_4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game_emd_4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969" calcext:value-type="percentage">
            <text:p>29,69%</text:p>
          </table:table-cell>
          <table:table-cell office:value-type="percentage" office:value="0.245" calcext:value-type="percentage">
            <text:p>24,5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5</text:p>
          </table:table-cell>
          <table:table-cell office:value-type="percentage" office:value="0.2287" calcext:value-type="percentage">
            <text:p>22,8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1488" calcext:value-type="percentage">
            <text:p>14,88%</text:p>
          </table:table-cell>
          <table:table-cell/>
          <table:table-cell office:value-type="string" calcext:value-type="string">
            <text:p>game_depik_5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1853" calcext:value-type="percentage">
            <text:p>18,53%</text:p>
          </table:table-cell>
          <table:table-cell/>
          <table:table-cell office:value-type="string" calcext:value-type="string">
            <text:p>game_emd_5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53" calcext:value-type="percentage">
            <text:p>18,5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6</text:p>
          </table:table-cell>
          <table:table-cell office:value-type="percentage" office:value="0.2612" calcext:value-type="percentage">
            <text:p>26,1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72" calcext:value-type="percentage">
            <text:p>23,72%</text:p>
          </table:table-cell>
          <table:table-cell office:value-type="percentage" office:value="0.1977" calcext:value-type="percentage">
            <text:p>19,77%</text:p>
          </table:table-cell>
          <table:table-cell/>
          <table:table-cell office:value-type="string" calcext:value-type="string">
            <text:p>game_depik_6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202" calcext:value-type="percentage">
            <text:p>22,02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string" calcext:value-type="string">
            <text:p>game_emd_6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85" calcext:value-type="percentage">
            <text:p>20,85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7</text:p>
          </table:table-cell>
          <table:table-cell office:value-type="percentage" office:value="0.3031" calcext:value-type="percentage">
            <text:p>30,31%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186" calcext:value-type="percentage">
            <text:p>21,86%</text:p>
          </table:table-cell>
          <table:table-cell/>
          <table:table-cell office:value-type="string" calcext:value-type="string">
            <text:p>game_depik_7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2372" calcext:value-type="percentage">
            <text:p>23,7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game_emd_7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8</text:p>
          </table:table-cell>
          <table:table-cell office:value-type="percentage" office:value="0.3031" calcext:value-type="percentage">
            <text:p>30,31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295" calcext:value-type="percentage">
            <text:p>22,95%</text:p>
          </table:table-cell>
          <table:table-cell/>
          <table:table-cell office:value-type="string" calcext:value-type="string">
            <text:p>game_depik_8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3155" calcext:value-type="percentage">
            <text:p>31,55%</text:p>
          </table:table-cell>
          <table:table-cell office:value-type="percentage" office:value="0.3295" calcext:value-type="percentage">
            <text:p>32,95%</text:p>
          </table:table-cell>
          <table:table-cell/>
          <table:table-cell office:value-type="string" calcext:value-type="string">
            <text:p>game_emd_8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814" calcext:value-type="percentage">
            <text:p>28,1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9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game_depik_9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915" calcext:value-type="percentage">
            <text:p>29,15%</text:p>
          </table:table-cell>
          <table:table-cell office:value-type="percentage" office:value="0.2124" calcext:value-type="percentage">
            <text:p>21,24%</text:p>
          </table:table-cell>
          <table:table-cell/>
          <table:table-cell office:value-type="string" calcext:value-type="string">
            <text:p>game_emd_9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10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37" calcext:value-type="percentage">
            <text:p>28,37%</text:p>
          </table:table-cell>
          <table:table-cell/>
          <table:table-cell office:value-type="string" calcext:value-type="string">
            <text:p>game_depik_10</text:p>
          </table:table-cell>
          <table:table-cell office:value-type="percentage" office:value="0.3953" calcext:value-type="percentage">
            <text:p>39,5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3217" calcext:value-type="percentage">
            <text:p>32,17%</text:p>
          </table:table-cell>
          <table:table-cell/>
          <table:table-cell office:value-type="string" calcext:value-type="string">
            <text:p>game_emd_10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566" calcext:value-type="percentage">
            <text:p>25,66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2:.B11])" office:value-type="percentage" office:value="0.25922" calcext:value-type="percentage">
            <text:p>25,92%</text:p>
          </table:table-cell>
          <table:table-cell table:style-name="ce1" table:formula="of:=AVERAGE([.C2:.C11])" office:value-type="percentage" office:value="0.21915" calcext:value-type="percentage">
            <text:p>21,92%</text:p>
          </table:table-cell>
          <table:table-cell table:style-name="ce1" table:formula="of:=AVERAGE([.D2:.D11])" office:value-type="percentage" office:value="0.24372" calcext:value-type="percentage">
            <text:p>24,37%</text:p>
          </table:table-cell>
          <table:table-cell table:style-name="ce1" table:formula="of:=AVERAGE([.E2:.E11])" office:value-type="percentage" office:value="0.18946" calcext:value-type="percentage">
            <text:p>18,95%</text:p>
          </table:table-cell>
          <table:table-cell table:style-name="ce1" table:number-columns-repeated="2"/>
          <table:table-cell table:style-name="ce1" table:formula="of:=AVERAGE([.H2:.H11])" office:value-type="percentage" office:value="0.30611" calcext:value-type="percentage">
            <text:p>30,61%</text:p>
          </table:table-cell>
          <table:table-cell table:style-name="ce1" table:formula="of:=AVERAGE([.I2:.I11])" office:value-type="percentage" office:value="0.22248" calcext:value-type="percentage">
            <text:p>22,25%</text:p>
          </table:table-cell>
          <table:table-cell table:style-name="ce1" table:formula="of:=AVERAGE([.J2:.J11])" office:value-type="percentage" office:value="0.25924" calcext:value-type="percentage">
            <text:p>25,92%</text:p>
          </table:table-cell>
          <table:table-cell table:style-name="ce1" table:formula="of:=AVERAGE([.K2:.K11])" office:value-type="percentage" office:value="0.22567" calcext:value-type="percentage">
            <text:p>22,57%</text:p>
          </table:table-cell>
          <table:table-cell table:style-name="ce1" table:number-columns-repeated="2"/>
          <table:table-cell table:style-name="ce1" table:formula="of:=AVERAGE([.N2:.N11])" office:value-type="percentage" office:value="0.30216" calcext:value-type="percentage">
            <text:p>30,22%</text:p>
          </table:table-cell>
          <table:table-cell table:style-name="ce1" table:formula="of:=AVERAGE([.O2:.O11])" office:value-type="percentage" office:value="0.22589" calcext:value-type="percentage">
            <text:p>22,59%</text:p>
          </table:table-cell>
          <table:table-cell table:style-name="ce1" table:formula="of:=AVERAGE([.P2:.P11])" office:value-type="percentage" office:value="0.27147" calcext:value-type="percentage">
            <text:p>27,15%</text:p>
          </table:table-cell>
          <table:table-cell table:style-name="ce1" table:formula="of:=AVERAGE([.Q2:.Q11])" office:value-type="percentage" office:value="0.21947" calcext:value-type="percentage">
            <text:p>21,95%</text:p>
          </table:table-cell>
          <table:table-cell table:style-name="ce1" table:number-columns-repeated="16364"/>
        </table:table-row>
        <table:table-row table:style-name="ro2" table:number-rows-repeated="2"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1</text:p>
          </table:table-cell>
          <table:table-cell office:value-type="percentage" office:value="0.2674" calcext:value-type="percentage">
            <text:p>26,74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1186" calcext:value-type="percentage">
            <text:p>11,86%</text:p>
          </table:table-cell>
          <table:table-cell/>
          <table:table-cell office:value-type="string" calcext:value-type="string">
            <text:p>game_tadaf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302" calcext:value-type="percentage">
            <text:p>13,02%</text:p>
          </table:table-cell>
          <table:table-cell/>
          <table:table-cell office:value-type="string" calcext:value-type="string">
            <text:p>game_tadepy_1</text:p>
          </table:table-cell>
          <table:table-cell office:value-type="percentage" office:value="0.2287" calcext:value-type="percentage">
            <text:p>22,87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2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2721" calcext:value-type="percentage">
            <text:p>27,21%</text:p>
          </table:table-cell>
          <table:table-cell/>
          <table:table-cell office:value-type="string" calcext:value-type="string">
            <text:p>game_tadaf_2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566" calcext:value-type="percentage">
            <text:p>25,66%</text:p>
          </table:table-cell>
          <table:table-cell/>
          <table:table-cell office:value-type="string" calcext:value-type="string">
            <text:p>game_tadepy_2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3721" calcext:value-type="percentage">
            <text:p>37,21%</text:p>
          </table:table-cell>
          <table:table-cell office:value-type="percentage" office:value="0.2736" calcext:value-type="percentage">
            <text:p>27,36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3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0876" calcext:value-type="percentage">
            <text:p>8,76%</text:p>
          </table:table-cell>
          <table:table-cell/>
          <table:table-cell office:value-type="string" calcext:value-type="string">
            <text:p>game_tadaf_3</text:p>
          </table:table-cell>
          <table:table-cell office:value-type="percentage" office:value="0.1798" calcext:value-type="percentage">
            <text:p>17,98%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1442" calcext:value-type="percentage">
            <text:p>14,42%</text:p>
          </table:table-cell>
          <table:table-cell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game_tadepy_3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4</text:p>
          </table:table-cell>
          <table:table-cell office:value-type="percentage" office:value="0.3047" calcext:value-type="percentage">
            <text:p>30,47%</text:p>
          </table:table-cell>
          <table:table-cell office:value-type="percentage" office:value="0.2279" calcext:value-type="percentage">
            <text:p>22,79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game_tadaf_4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game_tadepy_4</text:p>
          </table:table-cell>
          <table:table-cell office:value-type="percentage" office:value="0.2992" calcext:value-type="percentage">
            <text:p>29,92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3155" calcext:value-type="percentage">
            <text:p>31,55%</text:p>
          </table:table-cell>
          <table:table-cell office:value-type="percentage" office:value="0.2403" calcext:value-type="percentage">
            <text:p>24,0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5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game_tadaf_5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814" calcext:value-type="percentage">
            <text:p>18,14%</text:p>
          </table:table-cell>
          <table:table-cell/>
          <table:table-cell office:value-type="string" calcext:value-type="string">
            <text:p>game_tadepy_5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1969" calcext:value-type="percentage">
            <text:p>19,6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6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132" calcext:value-type="percentage">
            <text:p>21,32%</text:p>
          </table:table-cell>
          <table:table-cell/>
          <table:table-cell office:value-type="string" calcext:value-type="string">
            <text:p>game_tadaf_6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915" calcext:value-type="percentage">
            <text:p>19,15%</text:p>
          </table:table-cell>
          <table:table-cell/>
          <table:table-cell office:value-type="string" calcext:value-type="string">
            <text:p>game_tadepy_6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264" calcext:value-type="percentage">
            <text:p>22,6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7</text:p>
          </table:table-cell>
          <table:table-cell office:value-type="percentage" office:value="0.2992" calcext:value-type="percentage">
            <text:p>29,9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574" calcext:value-type="percentage">
            <text:p>25,74%</text:p>
          </table:table-cell>
          <table:table-cell/>
          <table:table-cell office:value-type="string" calcext:value-type="string">
            <text:p>game_tadaf_7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2512" calcext:value-type="percentage">
            <text:p>25,12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238" calcext:value-type="percentage">
            <text:p>23,80%</text:p>
          </table:table-cell>
          <table:table-cell/>
          <table:table-cell office:value-type="string" calcext:value-type="string">
            <text:p>game_tadepy_7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473" calcext:value-type="percentage">
            <text:p>24,73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16364"/>
        </table:table-row>
        <table:table-row table:style-name="ro3">
          <table:table-cell office:value-type="string" calcext:value-type="string">
            <text:p>game_noitiki_8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3062" calcext:value-type="percentage">
            <text:p>30,62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game_tadaf_8</text:p>
          </table:table-cell>
          <table:table-cell office:value-type="percentage" office:value="0.3612" calcext:value-type="percentage">
            <text:p>36,1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628" calcext:value-type="percentage">
            <text:p>26,28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game_tadepy_8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791" calcext:value-type="percentage">
            <text:p>27,9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9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1953" calcext:value-type="percentage">
            <text:p>19,53%</text:p>
          </table:table-cell>
          <table:table-cell/>
          <table:table-cell office:value-type="string" calcext:value-type="string">
            <text:p>game_tadaf_9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047" calcext:value-type="percentage">
            <text:p>20,47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202" calcext:value-type="percentage">
            <text:p>22,02%</text:p>
          </table:table-cell>
          <table:table-cell/>
          <table:table-cell office:value-type="string" calcext:value-type="string">
            <text:p>game_tadepy_9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287" calcext:value-type="percentage">
            <text:p>22,8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10</text:p>
          </table:table-cell>
          <table:table-cell office:value-type="percentage" office:value="0.362" calcext:value-type="percentage">
            <text:p>36,20%</text:p>
          </table:table-cell>
          <table:table-cell office:value-type="percentage" office:value="0.3047" calcext:value-type="percentage">
            <text:p>30,47%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45" calcext:value-type="percentage">
            <text:p>24,50%</text:p>
          </table:table-cell>
          <table:table-cell/>
          <table:table-cell office:value-type="string" calcext:value-type="string">
            <text:p>game_tadaf_10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game_tadepy_10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527" calcext:value-type="percentage">
            <text:p>35,27%</text:p>
          </table:table-cell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16:.B25])" office:value-type="percentage" office:value="0.2962" calcext:value-type="percentage">
            <text:p>29,62%</text:p>
          </table:table-cell>
          <table:table-cell table:style-name="ce1" table:formula="of:=AVERAGE([.C16:.C25])" office:value-type="percentage" office:value="0.22644" calcext:value-type="percentage">
            <text:p>22,64%</text:p>
          </table:table-cell>
          <table:table-cell table:style-name="ce1" table:formula="of:=AVERAGE([.D16:.D25])" office:value-type="percentage" office:value="0.26674" calcext:value-type="percentage">
            <text:p>26,67%</text:p>
          </table:table-cell>
          <table:table-cell table:style-name="ce1" table:formula="of:=AVERAGE([.E16:.E25])" office:value-type="percentage" office:value="0.21248" calcext:value-type="percentage">
            <text:p>21,25%</text:p>
          </table:table-cell>
          <table:table-cell/>
          <table:table-cell table:style-name="ce1"/>
          <table:table-cell table:style-name="ce1" table:formula="of:=AVERAGE([.H16:.H25])" office:value-type="percentage" office:value="0.28837" calcext:value-type="percentage">
            <text:p>28,84%</text:p>
          </table:table-cell>
          <table:table-cell table:style-name="ce1" table:formula="of:=AVERAGE([.I16:.I25])" office:value-type="percentage" office:value="0.20962" calcext:value-type="percentage">
            <text:p>20,96%</text:p>
          </table:table-cell>
          <table:table-cell table:style-name="ce1" table:formula="of:=AVERAGE([.J16:.J25])" office:value-type="percentage" office:value="0.25418" calcext:value-type="percentage">
            <text:p>25,42%</text:p>
          </table:table-cell>
          <table:table-cell table:style-name="ce1" table:formula="of:=AVERAGE([.K16:.K25])" office:value-type="percentage" office:value="0.20388" calcext:value-type="percentage">
            <text:p>20,39%</text:p>
          </table:table-cell>
          <table:table-cell/>
          <table:table-cell table:style-name="ce1"/>
          <table:table-cell table:style-name="ce1" table:formula="of:=AVERAGE([.N16:.N25])" office:value-type="percentage" office:value="0.29641" calcext:value-type="percentage">
            <text:p>29,64%</text:p>
          </table:table-cell>
          <table:table-cell table:style-name="ce1" table:formula="of:=AVERAGE([.O16:.O25])" office:value-type="percentage" office:value="0.21536" calcext:value-type="percentage">
            <text:p>21,54%</text:p>
          </table:table-cell>
          <table:table-cell table:style-name="ce1" table:formula="of:=AVERAGE([.P16:.P25])" office:value-type="percentage" office:value="0.2962" calcext:value-type="percentage">
            <text:p>29,62%</text:p>
          </table:table-cell>
          <table:table-cell table:style-name="ce1" table:formula="of:=AVERAGE([.Q16:.Q25])" office:value-type="percentage" office:value="0.215244444444444" calcext:value-type="percentage">
            <text:p>21,52%</text:p>
          </table:table-cell>
          <table:table-cell table:number-columns-repeated="16364"/>
        </table:table-row>
        <table:table-row table:style-name="ro2" table:number-rows-repeated="1048549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08:36:59.181077353</meta:creation-date>
    <dc:date>2023-02-06T16:51:17.376645816</dc:date>
    <meta:editing-duration>P3DT15H3M51S</meta:editing-duration>
    <meta:editing-cycles>353</meta:editing-cycles>
    <meta:generator>LibreOffice/7.4.5.1$Linux_X86_64 LibreOffice_project/40$Build-1</meta:generator>
    <meta:document-statistic meta:table-count="3" meta:cell-count="1092" meta:object-count="0"/>
  </office:meta>
</office:document-meta>
</file>